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officeooo:rsid="001188c0" officeooo:paragraph-rsid="001188c0"/>
    </style:style>
    <style:style style:name="P2" style:family="paragraph" style:parent-style-name="Standard">
      <style:text-properties style:font-name="Arial1" officeooo:rsid="001071e9" officeooo:paragraph-rsid="001071e9"/>
    </style:style>
    <style:style style:name="T1" style:family="text">
      <style:text-properties officeooo:rsid="001188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text:p>
      <text:p text:style-name="P2">Merhabalar.. UDP’ye ihtiyacı olan ve donanımı olmayan varsa, bu masaüstü UDP uygulamasını kullanabilir.Tarayıcıda doğrudan çalışmaz, masaüstü uygulaması olarak python ile geliştim, bu sebeple localde tello yahut esp32 gibi bir dron için kullanılabilir. Visual Studio Code üzerindeki testleri temizdi hatasız çalıştı, lakin ben henüz dronum üzerinde test etmedim bunu da belirteyim. Cli tercih etmediğim için klasör içerisinde olmasına rağmen çalışmayacaktır. Çünkü ben gui tercih ettiğim için Cli’nin çalışmayacağı ve sadece gui’nin çalışacağı şekilde .exe ‘ye dönüştürdüm. gui_main.exe dosyasına çift tıklarsanız bilgisayarınızda python gibi programlar kurulu olmasa bile, PLATFORM BAĞIMSIZ çalışacaktır. İyi kodlamalar. :)</text:p>
      <text:p text:style-name="P2"/>
      <text:p text:style-name="P1">EN:</text:p>
      <text:p text:style-name="P2"><text:span text:style-name="T1">H</text:span>ello guys.. if you have not a udp hardware, <text:s/>you can <text:span text:style-name="T1">use this desktop application. It doesn't run directly in the browser; I developed it in Python as a desktop application, so it can be used locally for a drone like Tello or ESP32. The tests in Visual Studio Code were clean and worked flawlessly, but I should mention that I haven't tested it on my drone yet. Since I don't prefer the CLI, it won't work even though it's in the folder. Because I prefer the GUI, I converted it to an .exe so that only the GUI will work, not the CLI. If you double-click the gui_main.exe file, it will run PLATFORM INDEPENDENT, even if you don't have programs like Python installed on your computer. Happy coding!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6T21:54:39.580107400</meta:creation-date>
    <dc:date>2025-08-06T22:12:29.607605900</dc:date>
    <meta:editing-duration>PT5M10S</meta:editing-duration>
    <meta:editing-cycles>1</meta:editing-cycles>
    <meta:document-statistic meta:table-count="0" meta:image-count="0" meta:object-count="0" meta:page-count="1" meta:paragraph-count="4" meta:word-count="224" meta:character-count="1431" meta:non-whitespace-character-count="1210"/>
    <meta:generator>LibreOffice/25.2.4.3$Windows_X86_64 LibreOffice_project/33e196637044ead23f5c3226cde09b47731f7e27</meta:generator>
  </office:meta>
</office:document-meta>
</file>